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background-color="#ffff00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3" table:default-cell-style-name="ce2"/>
        <table:table-column table:style-name="co15" table:default-cell-style-name="Default"/>
        <table:table-column table:style-name="co13" table:default-cell-style-name="ce2"/>
        <table:table-column table:style-name="co16" table:default-cell-style-name="Default"/>
        <table:table-column table:style-name="co13" table:default-cell-style-name="ce2"/>
        <table:table-column table:style-name="co15" table:default-cell-style-name="Default"/>
        <table:table-column table:style-name="co13" table:default-cell-style-name="ce2"/>
        <table:table-column table:style-name="co17" table:default-cell-style-name="Default"/>
        <table:table-column table:style-name="co13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Default"/>
        <table:table-column table:style-name="co21" table:default-cell-style-name="ce2"/>
        <table:table-column table:style-name="co22" table:default-cell-style-name="ce2"/>
        <table:table-column table:style-name="co4" table:default-cell-style-name="ce2"/>
        <table:table-column table:style-name="co23" table:default-cell-style-name="ce2"/>
        <table:table-column table:style-name="co24" table:default-cell-style-name="Default"/>
        <table:table-column table:style-name="co25" table:default-cell-style-name="Default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2" calcext:value-type="float">
            <text:p>78732</text:p>
          </table:table-cell>
          <table:table-cell office:value-type="float" office:value="17092" calcext:value-type="float">
            <text:p>17092</text:p>
          </table:table-cell>
          <table:table-cell office:value-type="percentage" office:value="0.144" calcext:value-type="percentage">
            <text:p>14.40%</text:p>
          </table:table-cell>
          <table:table-cell office:value-type="float" office:value="2465" calcext:value-type="float">
            <text:p>2465</text:p>
          </table:table-cell>
          <table:table-cell office:value-type="currency" office:currency="USD" office:value="144489" calcext:value-type="currency">
            <text:p>$144,489.00</text:p>
          </table:table-cell>
          <table:table-cell office:value-type="currency" office:currency="USD" office:value="537306" calcext:value-type="currency">
            <text:p>$537,306.00</text:p>
          </table:table-cell>
          <table:table-cell office:value-type="float" office:value="1290" calcext:value-type="float">
            <text:p>1290</text:p>
          </table:table-cell>
          <table:table-cell office:value-type="float" office:value="13.3" calcext:value-type="float">
            <text:p>13.3</text:p>
          </table:table-cell>
          <table:table-cell office:value-type="float" office:value="39.5" calcext:value-type="float">
            <text:p>39.5</text:p>
          </table:table-cell>
          <table:table-cell office:value-type="percentage" office:value="0.5118" calcext:value-type="percentage">
            <text:p>51.18%</text:p>
          </table:table-cell>
          <table:table-cell office:value-type="percentage" office:value="4.922" calcext:value-type="percentage">
            <text:p>492.20%</text:p>
          </table:table-cell>
          <table:table-cell office:value-type="percentage" office:value="0.7088" calcext:value-type="percentage">
            <text:p>70.88%</text:p>
          </table:table-cell>
          <table:table-cell office:value-type="float" office:value="10856" calcext:value-type="float">
            <text:p>10856</text:p>
          </table:table-cell>
          <table:table-cell office:value-type="percentage" office:value="0.6352" calcext:value-type="percentage">
            <text:p>63.52%</text:p>
          </table:table-cell>
          <table:table-cell office:value-type="float" office:value="230" calcext:value-type="float">
            <text:p>230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259" calcext:value-type="float">
            <text:p>1259</text:p>
          </table:table-cell>
          <table:table-cell office:value-type="percentage" office:value="0.0737" calcext:value-type="percentage">
            <text:p>7.37%</text:p>
          </table:table-cell>
          <table:table-cell office:value-type="float" office:value="1361" calcext:value-type="float">
            <text:p>1361</text:p>
          </table:table-cell>
          <table:table-cell office:value-type="percentage" office:value="0.0796" calcext:value-type="percentage">
            <text:p>7.96%</text:p>
          </table:table-cell>
          <table:table-cell office:value-type="float" office:value="34" calcext:value-type="float">
            <text:p>34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5.7" calcext:value-type="float">
            <text:p>95.7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3" calcext:value-type="percentage">
            <text:p>28.30%</text:p>
          </table:table-cell>
          <table:table-cell office:value-type="percentage" office:value="0.993" calcext:value-type="percentage">
            <text:p>99.30%</text:p>
          </table:table-cell>
          <table:table-cell office:value-type="float" office:value="35.3" calcext:value-type="float">
            <text:p>35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67" calcext:value-type="percentage">
            <text:p>6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27" calcext:value-type="percentage">
            <text:p>72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5" office:value-type="currency" office:currency="USD" office:value="138050" calcext:value-type="currency">
            <text:p>$138,050.00</text:p>
          </table:table-cell>
          <table:table-cell table:style-name="ce5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3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5" office:value-type="currency" office:currency="USD" office:value="128428" calcext:value-type="currency">
            <text:p>$128,428.00</text:p>
          </table:table-cell>
          <table:table-cell table:style-name="ce5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3" office:value-type="percentage" office:value="0.9853" calcext:value-type="percentage">
            <text:p>98.53%</text:p>
          </table:table-cell>
          <table:table-cell table:style-name="ce3" office:value-type="percentage" office:value="8" calcext:value-type="percentage">
            <text:p>800.00%</text:p>
          </table:table-cell>
          <table:table-cell table:style-name="ce3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3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3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3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514" calcext:value-type="percentage">
            <text:p>51.40%</text:p>
          </table:table-cell>
          <table:table-cell table:style-name="ce3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3" office:value-type="percentage" office:value="0.025" calcext:value-type="percentage">
            <text:p>2.50%</text:p>
          </table:table-cell>
          <table:table-cell table:style-name="ce3" office:value-type="percentage" office:value="0.624" calcext:value-type="percentage">
            <text:p>62.40%</text:p>
          </table:table-cell>
          <table:table-cell table:style-name="ce3" office:value-type="percentage" office:value="0.228" calcext:value-type="percentage">
            <text:p>22.80%</text:p>
          </table:table-cell>
          <table:table-cell table:style-name="ce3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3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5" office:value-type="currency" office:currency="USD" office:value="116588" calcext:value-type="currency">
            <text:p>$116,588.00</text:p>
          </table:table-cell>
          <table:table-cell table:style-name="ce5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3" office:value-type="percentage" office:value="1.5492" calcext:value-type="percentage">
            <text:p>154.92%</text:p>
          </table:table-cell>
          <table:table-cell table:style-name="ce3" office:value-type="percentage" office:value="12.8524" calcext:value-type="percentage">
            <text:p>1285.24%</text:p>
          </table:table-cell>
          <table:table-cell table:style-name="ce3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3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3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percentage" office:value="0.003" calcext:value-type="percentage">
            <text:p>0.3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3" office:value-type="percentage" office:value="0.052" calcext:value-type="percentage">
            <text:p>5.20%</text:p>
          </table:table-cell>
          <table:table-cell table:style-name="ce3" office:value-type="percentage" office:value="0.545" calcext:value-type="percentage">
            <text:p>54.50%</text:p>
          </table:table-cell>
          <table:table-cell table:style-name="ce3" office:value-type="percentage" office:value="0.203" calcext:value-type="percentage">
            <text:p>20.30%</text:p>
          </table:table-cell>
          <table:table-cell table:style-name="ce3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3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0" calcext:value-type="float">
            <text:p>78730</text:p>
          </table:table-cell>
          <table:table-cell office:value-type="float" office:value="9167" calcext:value-type="float">
            <text:p>9167</text:p>
          </table:table-cell>
          <table:table-cell office:value-type="percentage" office:value="0.114" calcext:value-type="percentage">
            <text:p>11.40%</text:p>
          </table:table-cell>
          <table:table-cell office:value-type="float" office:value="1041" calcext:value-type="float">
            <text:p>1041</text:p>
          </table:table-cell>
          <table:table-cell office:value-type="currency" office:currency="USD" office:value="109445" calcext:value-type="currency">
            <text:p>$109,445.00</text:p>
          </table:table-cell>
          <table:table-cell office:value-type="currency" office:currency="USD" office:value="711673" calcext:value-type="currency">
            <text:p>$711,673.00</text:p>
          </table:table-cell>
          <table:table-cell office:value-type="float" office:value="637" calcext:value-type="float">
            <text:p>637</text:p>
          </table:table-cell>
          <table:table-cell office:value-type="float" office:value="14.4" calcext:value-type="float">
            <text:p>14.4</text:p>
          </table:table-cell>
          <table:table-cell office:value-type="float" office:value="40.3" calcext:value-type="float">
            <text:p>40.3</text:p>
          </table:table-cell>
          <table:table-cell office:value-type="percentage" office:value="0.6518" calcext:value-type="percentage">
            <text:p>65.18%</text:p>
          </table:table-cell>
          <table:table-cell office:value-type="percentage" office:value="6.815" calcext:value-type="percentage">
            <text:p>681.50%</text:p>
          </table:table-cell>
          <table:table-cell office:value-type="percentage" office:value="0.7769" calcext:value-type="percentage">
            <text:p>77.69%</text:p>
          </table:table-cell>
          <table:table-cell office:value-type="float" office:value="6441" calcext:value-type="float">
            <text:p>6441</text:p>
          </table:table-cell>
          <table:table-cell office:value-type="percentage" office:value="0.7026" calcext:value-type="percentage">
            <text:p>70.26%</text:p>
          </table:table-cell>
          <table:table-cell office:value-type="float" office:value="167" calcext:value-type="float">
            <text:p>167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681" calcext:value-type="float">
            <text:p>681</text:p>
          </table:table-cell>
          <table:table-cell office:value-type="percentage" office:value="0.0743" calcext:value-type="percentage">
            <text:p>7.43%</text:p>
          </table:table-cell>
          <table:table-cell office:value-type="float" office:value="485" calcext:value-type="float">
            <text:p>485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19" calcext:value-type="float">
            <text:p>19</text:p>
          </table:table-cell>
          <table:table-cell office:value-type="percentage" office:value="0.0021" calcext:value-type="percentage">
            <text:p>0.21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97.8" calcext:value-type="float">
            <text:p>97.8</text:p>
          </table:table-cell>
          <table:table-cell office:value-type="percentage" office:value="0.037" calcext:value-type="percentage">
            <text:p>3.7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305" calcext:value-type="percentage">
            <text:p>30.50%</text:p>
          </table:table-cell>
          <table:table-cell office:value-type="percentage" office:value="1.001" calcext:value-type="percentage">
            <text:p>100.10%</text:p>
          </table:table-cell>
          <table:table-cell office:value-type="float" office:value="25.6" calcext:value-type="float">
            <text:p>25.6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36" calcext:value-type="percentage">
            <text:p>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81" calcext:value-type="float">
            <text:p>78681</text:p>
          </table:table-cell>
          <table:table-cell office:value-type="float" office:value="56890" calcext:value-type="float">
            <text:p>56890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6448" calcext:value-type="float">
            <text:p>6448</text:p>
          </table:table-cell>
          <table:table-cell office:value-type="currency" office:currency="USD" office:value="102528" calcext:value-type="currency">
            <text:p>$102,528.00</text:p>
          </table:table-cell>
          <table:table-cell office:value-type="currency" office:currency="USD" office:value="265712" calcext:value-type="currency">
            <text:p>$265,712.00</text:p>
          </table:table-cell>
          <table:table-cell office:value-type="float" office:value="2618" calcext:value-type="float">
            <text:p>2618</text:p>
          </table:table-cell>
          <table:table-cell office:value-type="float" office:value="21.7" calcext:value-type="float">
            <text:p>21.7</text:p>
          </table:table-cell>
          <table:table-cell office:value-type="float" office:value="35.9" calcext:value-type="float">
            <text:p>35.9</text:p>
          </table:table-cell>
          <table:table-cell office:value-type="percentage" office:value="1.4832" calcext:value-type="percentage">
            <text:p>148.32%</text:p>
          </table:table-cell>
          <table:table-cell office:value-type="percentage" office:value="6.6929" calcext:value-type="percentage">
            <text:p>669.29%</text:p>
          </table:table-cell>
          <table:table-cell office:value-type="percentage" office:value="0.7563" calcext:value-type="percentage">
            <text:p>75.63%</text:p>
          </table:table-cell>
          <table:table-cell office:value-type="float" office:value="33489" calcext:value-type="float">
            <text:p>33489</text:p>
          </table:table-cell>
          <table:table-cell office:value-type="percentage" office:value="0.5887" calcext:value-type="percentage">
            <text:p>58.87%</text:p>
          </table:table-cell>
          <table:table-cell office:value-type="float" office:value="2488" calcext:value-type="float">
            <text:p>2488</text:p>
          </table:table-cell>
          <table:table-cell office:value-type="percentage" office:value="0.0437" calcext:value-type="percentage">
            <text:p>4.37%</text:p>
          </table:table-cell>
          <table:table-cell office:value-type="float" office:value="9534" calcext:value-type="float">
            <text:p>9534</text:p>
          </table:table-cell>
          <table:table-cell office:value-type="percentage" office:value="0.1676" calcext:value-type="percentage">
            <text:p>16.76%</text:p>
          </table:table-cell>
          <table:table-cell office:value-type="float" office:value="3868" calcext:value-type="float">
            <text:p>3868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84" calcext:value-type="float">
            <text:p>184</text:p>
          </table:table-cell>
          <table:table-cell office:value-type="percentage" office:value="0.0032" calcext:value-type="percentage">
            <text:p>0.32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489" calcext:value-type="percentage">
            <text:p>48.9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521" calcext:value-type="percentage">
            <text:p>52.1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7.3" calcext:value-type="float">
            <text:p>2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796" calcext:value-type="percentage">
            <text:p>79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3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5" office:value-type="currency" office:currency="USD" office:value="101075" calcext:value-type="currency">
            <text:p>$101,075.00</text:p>
          </table:table-cell>
          <table:table-cell table:style-name="ce5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3" office:value-type="percentage" office:value="1.2558" calcext:value-type="percentage">
            <text:p>125.58%</text:p>
          </table:table-cell>
          <table:table-cell table:style-name="ce3" office:value-type="percentage" office:value="7.692" calcext:value-type="percentage">
            <text:p>769.20%</text:p>
          </table:table-cell>
          <table:table-cell table:style-name="ce3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3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3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3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3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percentage" office:value="0.0025" calcext:value-type="percentage">
            <text:p>0.25%</text:p>
          </table:table-cell>
          <table:table-cell table:style-name="ce3" office:value-type="percentage" office:value="0.468" calcext:value-type="percentage">
            <text:p>46.80%</text:p>
          </table:table-cell>
          <table:table-cell table:style-name="ce3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565" calcext:value-type="percentage">
            <text:p>56.50%</text:p>
          </table:table-cell>
          <table:table-cell table:style-name="ce3" office:value-type="percentage" office:value="0.183" calcext:value-type="percentage">
            <text:p>18.30%</text:p>
          </table:table-cell>
          <table:table-cell table:style-name="ce3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26" calcext:value-type="percentage">
            <text:p>2.60%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3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5" calcext:value-type="float">
            <text:p>78735</text:p>
          </table:table-cell>
          <table:table-cell office:value-type="float" office:value="17191" calcext:value-type="float">
            <text:p>17191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2106" calcext:value-type="float">
            <text:p>2106</text:p>
          </table:table-cell>
          <table:table-cell office:value-type="currency" office:currency="USD" office:value="98290" calcext:value-type="currency">
            <text:p>$98,290.00</text:p>
          </table:table-cell>
          <table:table-cell office:value-type="currency" office:currency="USD" office:value="473376" calcext:value-type="currency">
            <text:p>$473,376.00</text:p>
          </table:table-cell>
          <table:table-cell office:value-type="float" office:value="837" calcext:value-type="float">
            <text:p>837</text:p>
          </table:table-cell>
          <table:table-cell office:value-type="float" office:value="20.5" calcext:value-type="float">
            <text:p>20.5</text:p>
          </table:table-cell>
          <table:table-cell office:value-type="float" office:value="38.7" calcext:value-type="float">
            <text:p>38.7</text:p>
          </table:table-cell>
          <table:table-cell office:value-type="percentage" office:value="1.2805" calcext:value-type="percentage">
            <text:p>128.05%</text:p>
          </table:table-cell>
          <table:table-cell office:value-type="percentage" office:value="6.921" calcext:value-type="percentage">
            <text:p>692.10%</text:p>
          </table:table-cell>
          <table:table-cell office:value-type="percentage" office:value="0.8513" calcext:value-type="percentage">
            <text:p>85.13%</text:p>
          </table:table-cell>
          <table:table-cell office:value-type="float" office:value="11927" calcext:value-type="float">
            <text:p>11927</text:p>
          </table:table-cell>
          <table:table-cell office:value-type="percentage" office:value="0.6938" calcext:value-type="percentage">
            <text:p>69.38%</text:p>
          </table:table-cell>
          <table:table-cell office:value-type="float" office:value="235" calcext:value-type="float">
            <text:p>23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708" calcext:value-type="float">
            <text:p>2708</text:p>
          </table:table-cell>
          <table:table-cell office:value-type="percentage" office:value="0.1575" calcext:value-type="percentage">
            <text:p>15.75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31" calcext:value-type="percentage">
            <text:p>0.31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6.2" calcext:value-type="float">
            <text:p>96.2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3.3" calcext:value-type="float">
            <text:p>2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3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5" office:value-type="currency" office:currency="USD" office:value="98170" calcext:value-type="currency">
            <text:p>$98,170.00</text:p>
          </table:table-cell>
          <table:table-cell table:style-name="ce5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3" office:value-type="percentage" office:value="1.9548" calcext:value-type="percentage">
            <text:p>195.48%</text:p>
          </table:table-cell>
          <table:table-cell table:style-name="ce3" office:value-type="percentage" office:value="14.5452" calcext:value-type="percentage">
            <text:p>1454.52%</text:p>
          </table:table-cell>
          <table:table-cell table:style-name="ce3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3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3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3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3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percentage" office:value="0.0036" calcext:value-type="percentage">
            <text:p>0.36%</text:p>
          </table:table-cell>
          <table:table-cell table:style-name="ce3" office:value-type="percentage" office:value="0.497" calcext:value-type="percentage">
            <text:p>49.70%</text:p>
          </table:table-cell>
          <table:table-cell table:style-name="ce3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3" office:value-type="percentage" office:value="0.088" calcext:value-type="percentage">
            <text:p>8.80%</text:p>
          </table:table-cell>
          <table:table-cell table:style-name="ce3" office:value-type="percentage" office:value="0.498" calcext:value-type="percentage">
            <text:p>49.80%</text:p>
          </table:table-cell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3" office:value-type="percentage" office:value="0.102" calcext:value-type="percentage">
            <text:p>10.20%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3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5" office:value-type="currency" office:currency="USD" office:value="96728" calcext:value-type="currency">
            <text:p>$96,728.00</text:p>
          </table:table-cell>
          <table:table-cell table:style-name="ce5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3" office:value-type="percentage" office:value="1.8256" calcext:value-type="percentage">
            <text:p>182.56%</text:p>
          </table:table-cell>
          <table:table-cell table:style-name="ce3" office:value-type="percentage" office:value="18.04" calcext:value-type="percentage">
            <text:p>1804.00%</text:p>
          </table:table-cell>
          <table:table-cell table:style-name="ce3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3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3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3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3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3" office:value-type="percentage" office:value="0.0032" calcext:value-type="percentage">
            <text:p>0.32%</text:p>
          </table:table-cell>
          <table:table-cell table:style-name="ce3" office:value-type="percentage" office:value="0.462" calcext:value-type="percentage">
            <text:p>46.20%</text:p>
          </table:table-cell>
          <table:table-cell table:style-name="ce3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3" office:value-type="percentage" office:value="0.08" calcext:value-type="percentage">
            <text:p>8.00%</text:p>
          </table:table-cell>
          <table:table-cell table:style-name="ce3" office:value-type="percentage" office:value="0.446" calcext:value-type="percentage">
            <text:p>44.60%</text:p>
          </table:table-cell>
          <table:table-cell table:style-name="ce3" office:value-type="percentage" office:value="0.161" calcext:value-type="percentage">
            <text:p>16.10%</text:p>
          </table:table-cell>
          <table:table-cell table:style-name="ce3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3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3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5" office:value-type="currency" office:currency="USD" office:value="86991" calcext:value-type="currency">
            <text:p>$86,991.00</text:p>
          </table:table-cell>
          <table:table-cell table:style-name="ce5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3" office:value-type="percentage" office:value="2" calcext:value-type="percentage">
            <text:p>200.00%</text:p>
          </table:table-cell>
          <table:table-cell table:style-name="ce3" office:value-type="percentage" office:value="8.5167" calcext:value-type="percentage">
            <text:p>851.67%</text:p>
          </table:table-cell>
          <table:table-cell table:style-name="ce3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3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3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3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3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3" office:value-type="percentage" office:value="0.0033" calcext:value-type="percentage">
            <text:p>0.33%</text:p>
          </table:table-cell>
          <table:table-cell table:style-name="ce3" office:value-type="percentage" office:value="0.502" calcext:value-type="percentage">
            <text:p>50.20%</text:p>
          </table:table-cell>
          <table:table-cell table:style-name="ce3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3" office:value-type="percentage" office:value="0.055" calcext:value-type="percentage">
            <text:p>5.50%</text:p>
          </table:table-cell>
          <table:table-cell table:style-name="ce3" office:value-type="percentage" office:value="0.377" calcext:value-type="percentage">
            <text:p>37.70%</text:p>
          </table:table-cell>
          <table:table-cell table:style-name="ce3" office:value-type="percentage" office:value="0.117" calcext:value-type="percentage">
            <text:p>11.70%</text:p>
          </table:table-cell>
          <table:table-cell table:style-name="ce3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3" office:value-type="percentage" office:value="0.089" calcext:value-type="percentage">
            <text:p>8.90%</text:p>
          </table:table-cell>
          <table:table-cell table:style-name="ce3" office:value-type="percentage" office:value="0.006" calcext:value-type="percentage">
            <text:p>0.60%</text:p>
          </table:table-cell>
          <table:table-cell table:style-name="ce3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3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5" office:value-type="currency" office:currency="USD" office:value="85219" calcext:value-type="currency">
            <text:p>$85,219.00</text:p>
          </table:table-cell>
          <table:table-cell table:style-name="ce5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3" office:value-type="percentage" office:value="2.1672" calcext:value-type="percentage">
            <text:p>216.72%</text:p>
          </table:table-cell>
          <table:table-cell table:style-name="ce3" office:value-type="percentage" office:value="12.5828" calcext:value-type="percentage">
            <text:p>1258.28%</text:p>
          </table:table-cell>
          <table:table-cell table:style-name="ce3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3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3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3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3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88" calcext:value-type="percentage">
            <text:p>48.80%</text:p>
          </table:table-cell>
          <table:table-cell table:style-name="ce3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3" office:value-type="percentage" office:value="0.065" calcext:value-type="percentage">
            <text:p>6.50%</text:p>
          </table:table-cell>
          <table:table-cell table:style-name="ce3" office:value-type="percentage" office:value="0.448" calcext:value-type="percentage">
            <text:p>44.80%</text:p>
          </table:table-cell>
          <table:table-cell table:style-name="ce3" office:value-type="percentage" office:value="0.161" calcext:value-type="percentage">
            <text:p>16.10%</text:p>
          </table:table-cell>
          <table:table-cell table:style-name="ce3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3" office:value-type="percentage" office:value="0.061" calcext:value-type="percentage">
            <text:p>6.10%</text:p>
          </table:table-cell>
          <table:table-cell table:style-name="ce3" office:value-type="percentage" office:value="0.003" calcext:value-type="percentage">
            <text:p>0.30%</text:p>
          </table:table-cell>
          <table:table-cell table:style-name="ce3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3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5" office:value-type="currency" office:currency="USD" office:value="81854" calcext:value-type="currency">
            <text:p>$81,854.00</text:p>
          </table:table-cell>
          <table:table-cell table:style-name="ce5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3" office:value-type="percentage" office:value="1.8256" calcext:value-type="percentage">
            <text:p>182.56%</text:p>
          </table:table-cell>
          <table:table-cell table:style-name="ce3" office:value-type="percentage" office:value="7.034" calcext:value-type="percentage">
            <text:p>703.40%</text:p>
          </table:table-cell>
          <table:table-cell table:style-name="ce3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3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3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3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55" calcext:value-type="percentage">
            <text:p>45.50%</text:p>
          </table:table-cell>
          <table:table-cell table:style-name="ce3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3" office:value-type="percentage" office:value="0.047" calcext:value-type="percentage">
            <text:p>4.70%</text:p>
          </table:table-cell>
          <table:table-cell table:style-name="ce3" office:value-type="percentage" office:value="0.411" calcext:value-type="percentage">
            <text:p>41.10%</text:p>
          </table:table-cell>
          <table:table-cell table:style-name="ce3" office:value-type="percentage" office:value="0.127" calcext:value-type="percentage">
            <text:p>12.70%</text:p>
          </table:table-cell>
          <table:table-cell table:style-name="ce3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percentage" office:value="0.089" calcext:value-type="percentage">
            <text:p>8.90%</text:p>
          </table:table-cell>
          <table:table-cell table:style-name="ce3" office:value-type="percentage" office:value="0.011" calcext:value-type="percentage">
            <text:p>1.10%</text:p>
          </table:table-cell>
          <table:table-cell table:style-name="ce3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3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5" office:value-type="currency" office:currency="USD" office:value="78583" calcext:value-type="currency">
            <text:p>$78,583.00</text:p>
          </table:table-cell>
          <table:table-cell table:style-name="ce5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3" office:value-type="percentage" office:value="3.8543" calcext:value-type="percentage">
            <text:p>385.43%</text:p>
          </table:table-cell>
          <table:table-cell table:style-name="ce3" office:value-type="percentage" office:value="8.8901" calcext:value-type="percentage">
            <text:p>889.01%</text:p>
          </table:table-cell>
          <table:table-cell table:style-name="ce3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3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3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3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3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percentage" office:value="0.0017" calcext:value-type="percentage">
            <text:p>0.17%</text:p>
          </table:table-cell>
          <table:table-cell table:style-name="ce3" office:value-type="percentage" office:value="0.496" calcext:value-type="percentage">
            <text:p>49.60%</text:p>
          </table:table-cell>
          <table:table-cell table:style-name="ce3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3" office:value-type="percentage" office:value="0.085" calcext:value-type="percentage">
            <text:p>8.50%</text:p>
          </table:table-cell>
          <table:table-cell table:style-name="ce3" office:value-type="percentage" office:value="0.373" calcext:value-type="percentage">
            <text:p>37.30%</text:p>
          </table:table-cell>
          <table:table-cell table:style-name="ce3" office:value-type="percentage" office:value="0.108" calcext:value-type="percentage">
            <text:p>10.80%</text:p>
          </table:table-cell>
          <table:table-cell table:style-name="ce3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percentage" office:value="0.088" calcext:value-type="percentage">
            <text:p>8.80%</text:p>
          </table:table-cell>
          <table:table-cell table:style-name="ce3" office:value-type="percentage" office:value="0.004" calcext:value-type="percentage">
            <text:p>0.40%</text:p>
          </table:table-cell>
          <table:table-cell table:style-name="ce3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5:26:13.359159069</dc:date>
    <meta:editing-duration>P5DT20H17M5S</meta:editing-duration>
    <meta:editing-cycles>2</meta:editing-cycles>
    <meta:generator>LibreOffice/5.1.6.2$Linux_X86_64 LibreOffice_project/10m0$Build-2</meta:generator>
    <meta:document-statistic meta:table-count="1" meta:cell-count="2501" meta:object-count="0"/>
  </office:meta>
</office:document-meta>
</file>